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BE0000081B4D9713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8cm"/>
    </style:style>
    <style:style style:name="pr2" style:family="presentation" style:parent-style-name="Default-outline1">
      <style:graphic-properties draw:fill-color="#ffffff" draw:auto-grow-height="true" fo:min-height="7.78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draw:fill-color="#ffffff" draw:auto-grow-height="true" fo:min-height="13.863cm"/>
    </style:style>
    <style:style style:name="pr5" style:family="presentation" style:parent-style-name="Default-outline1">
      <style:graphic-properties draw:fill-color="#ffffff" fo:min-height="13.61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2.4cm" fo:margin-right="0cm" text:enable-numbering="false" fo:text-indent="-0.8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SELinux Overview</presentation:header-decl>
      <draw:page draw:name="page1" draw:style-name="dp1" draw:master-page-name="Default" presentation:presentation-page-layout-name="AL1T1">
        <draw:frame presentation:style-name="pr1" draw:text-style-name="P1" draw:layer="layout" svg:width="25.19cm" svg:height="3.508cm" svg:x="1.399cm" svg:y="0.838cm" presentation:class="title">
          <draw:text-box>
            <text:p text:style-name="P1">SELinux Overview</text:p>
          </draw:text-box>
        </draw:frame>
        <draw:frame presentation:style-name="pr2" draw:text-style-name="P2" draw:layer="layout" svg:width="25.191cm" svg:height="9.832cm" svg:x="1.399cm" svg:y="4.915cm" presentation:class="outline" presentation:user-transformed="true">
          <draw:text-box>
            <text:list text:style-name="L2">
              <text:list-item>
                <text:p text:style-name="P2">Permissions historically</text:p>
              </text:list-item>
            </text:list>
            <text:list text:style-name="L2">
              <text:list-item>
                <text:list>
                  <text:list-item>
                    <text:p text:style-name="P3">Why is unix or ACL permissions not good enough?</text:p>
                  </text:list-item>
                </text:list>
              </text:list-item>
            </text:list>
            <text:list text:style-name="L2">
              <text:list-item>
                <text:p text:style-name="P2">DAC vs. MAC</text:p>
              </text:list-item>
            </text:list>
            <text:list text:style-name="L2">
              <text:list-item>
                <text:p text:style-name="P2">SELinux ID, objects, roles and types</text:p>
              </text:list-item>
            </text:list>
            <text:list text:style-name="L2">
              <text:list-item>
                <text:p text:style-name="P2">Policy types</text:p>
              </text:list-item>
            </text:list>
            <text:list text:style-name="L2">
              <text:list-item>
                <text:p text:style-name="P2">SELinux administration</text:p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39cm" svg:height="11.136cm" svg:x="3.08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draw:frame presentation:style-name="pr1" draw:text-style-name="P1" draw:layer="layout" svg:width="25.19cm" svg:height="3.508cm" svg:x="1.399cm" svg:y="0.838cm" presentation:class="title">
          <draw:text-box>
            <text:p text:style-name="P1">SELinux Overview<text:tab/></text:p>
          </draw:text-box>
        </draw:frame>
        <draw:frame presentation:style-name="pr4" draw:text-style-name="P2" draw:layer="layout" svg:width="25.19cm" svg:height="13.863cm" svg:x="1.399cm" svg:y="4.915cm" presentation:class="outline">
          <draw:text-box>
            <text:list text:style-name="L2">
              <text:list-item>
                <text:p text:style-name="P2">Why is unix permissions not good enough?</text:p>
              </text:list-item>
            </text:list>
            <text:list text:style-name="L2">
              <text:list-item>
                <text:list>
                  <text:list-item>
                    <text:p text:style-name="P3">Not finegrained enoug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Permissions are primarily file bas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Permissions are controlled by users instead of the administrat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Hard to set up access for multiple groups or users to the same file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39cm" svg:height="11.136cm" svg:x="3.08cm" svg:y="2.257cm" draw:page-number="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draw:frame presentation:style-name="pr1" draw:text-style-name="P1" draw:layer="layout" svg:width="25.19cm" svg:height="3.508cm" svg:x="1.399cm" svg:y="0.838cm" presentation:class="title">
          <draw:text-box>
            <text:p text:style-name="P1">SELinux Overview</text:p>
          </draw:text-box>
        </draw:frame>
        <draw:frame presentation:style-name="pr4" draw:text-style-name="P2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 text:style-name="P2">DAC vs. MAC</text:p>
              </text:list-item>
            </text:list>
            <text:list text:style-name="L2">
              <text:list-item>
                <text:list>
                  <text:list-item>
                    <text:p text:style-name="P3">Unix permissions are discre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Administrators need mandatory ac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Why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oes MAC replace dac?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39cm" svg:height="11.136cm" svg:x="3.08cm" svg:y="2.257cm" draw:page-number="3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draw:frame presentation:style-name="pr1" draw:text-style-name="P1" draw:layer="layout" svg:width="25.19cm" svg:height="3.508cm" svg:x="1.399cm" svg:y="0.838cm" presentation:class="title">
          <draw:text-box>
            <text:p text:style-name="P1">SELinux Overview</text:p>
          </draw:text-box>
        </draw:frame>
        <draw:frame presentation:style-name="pr4" draw:text-style-name="P2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 text:style-name="P2">SELinux ID</text:p>
              </text:list-item>
            </text:list>
            <text:list text:style-name="L2">
              <text:list-item>
                <text:list>
                  <text:list-item>
                    <text:p text:style-name="P3">SELinux IDs are permanent + person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Unix IDs are shared using SU and SUD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It's not possible to change SELinux ID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39cm" svg:height="11.136cm" svg:x="3.08cm" svg:y="2.257cm" draw:page-number="4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draw:frame presentation:style-name="pr1" draw:text-style-name="P1" draw:layer="layout" svg:width="25.19cm" svg:height="3.508cm" svg:x="1.399cm" svg:y="0.838cm" presentation:class="title">
          <draw:text-box>
            <text:p text:style-name="P1">SELinux Overview</text:p>
          </draw:text-box>
        </draw:frame>
        <draw:frame presentation:style-name="pr5" draw:text-style-name="P2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2">SELinux roles</text:p>
              </text:list-item>
            </text:list>
            <text:list text:style-name="L2">
              <text:list-item>
                <text:list>
                  <text:list-item>
                    <text:p text:style-name="P3">Roles are used for role based access contr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SELinux users can have multiple ro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For example staff_r, sysadm_r or dnsadmin_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System administrators usually have access to staff_r and sysadm_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Applications have seperate roles, for example httpd_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Roles can inherit policy from other roles through Role Dominance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39cm" svg:height="11.136cm" svg:x="3.08cm" svg:y="2.257cm" draw:page-number="5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draw:frame presentation:style-name="pr1" draw:text-style-name="P1" draw:layer="layout" svg:width="25.19cm" svg:height="3.508cm" svg:x="1.399cm" svg:y="0.838cm" presentation:class="title">
          <draw:text-box>
            <text:p text:style-name="P1">SELinux Overview</text:p>
          </draw:text-box>
        </draw:frame>
        <draw:frame presentation:style-name="pr4" draw:text-style-name="P2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 text:style-name="P2">SELinux types</text:p>
              </text:list-item>
            </text:list>
            <text:list text:style-name="L2">
              <text:list-item>
                <text:list>
                  <text:list-item>
                    <text:p text:style-name="P3">SELinux is based on Type Enforc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Extremely finegrained and allows almost every type of access control to be implement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Examples of types is shadow_t (used for /etc/shadow) or varlog_t (used for /var/log/*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39cm" svg:height="11.136cm" svg:x="3.08cm" svg:y="2.257cm" draw:page-number="6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1" draw:text-style-name="P1" draw:layer="layout" svg:width="25.19cm" svg:height="3.508cm" svg:x="1.399cm" svg:y="0.838cm" presentation:class="title">
          <draw:text-box>
            <text:p text:style-name="P1">SELinux Overview</text:p>
          </draw:text-box>
        </draw:frame>
        <draw:frame presentation:style-name="pr5" draw:text-style-name="P2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2">SELinux objects</text:p>
              </text:list-item>
            </text:list>
            <text:list text:style-name="L2">
              <text:list-item>
                <text:list>
                  <text:list-item>
                    <text:p text:style-name="P3">Access control are checked for all types of obj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Lots of different types of objects, for examp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Fil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Process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Pip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etwork por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Mutex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Socke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39cm" svg:height="11.136cm" svg:x="3.08cm" svg:y="2.257cm" draw:page-number="7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1" draw:text-style-name="P1" draw:layer="layout" svg:width="25.19cm" svg:height="3.508cm" svg:x="1.399cm" svg:y="0.838cm" presentation:class="title">
          <draw:text-box>
            <text:p text:style-name="P1">SELinux Overview</text:p>
          </draw:text-box>
        </draw:frame>
        <draw:frame presentation:style-name="pr4" draw:text-style-name="P2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 text:style-name="P2">Policy types</text:p>
              </text:list-item>
            </text:list>
            <text:list text:style-name="L2">
              <text:list-item>
                <text:list>
                  <text:list-item>
                    <text:p text:style-name="P3">Policy typ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Stric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Target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Multi Level Secur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39cm" svg:height="11.136cm" svg:x="3.08cm" svg:y="2.257cm" draw:page-number="8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1" draw:text-style-name="P1" draw:layer="layout" svg:width="25.19cm" svg:height="3.508cm" svg:x="1.399cm" svg:y="0.838cm" presentation:class="title">
          <draw:text-box>
            <text:p text:style-name="P1">SELinux Overview</text:p>
          </draw:text-box>
        </draw:frame>
        <draw:frame presentation:style-name="pr5" draw:text-style-name="P2" draw:layer="layout" svg:width="25.191cm" svg:height="13.706cm" svg:x="1.399cm" svg:y="4.915cm" presentation:class="outline" presentation:user-transformed="true">
          <draw:text-box>
            <text:list text:style-name="L2">
              <text:list-item>
                <text:p text:style-name="P2">Access Vector Control (AVC) messages</text:p>
              </text:list-item>
            </text:list>
            <text:list text:style-name="L2">
              <text:list-item>
                <text:list>
                  <text:list-item>
                    <text:p text:style-name="P3">All access control goes through the AVC cach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AVC is (basically) a big list of SELinux contexts (user:role:typ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AVC messages are logged for denials and in some cases even when access is allowed (new policy loaded for example)</text:p>
                  </text:list-item>
                </text:list>
              </text:list-item>
            </text:list>
            <text:list text:style-name="L2">
              <text:list-item>
                <text:p text:style-name="P2">AVC messages are used to log unexpected events</text:p>
              </text:list-item>
            </text:list>
            <text:list text:style-name="L2">
              <text:list-item>
                <text:list>
                  <text:list-item>
                    <text:p text:style-name="P3">Doesn't mean you're under attack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39cm" svg:height="11.136cm" svg:x="3.08cm" svg:y="2.257cm" draw:page-number="9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1" draw:text-style-name="P1" draw:layer="layout" svg:width="25.19cm" svg:height="3.508cm" svg:x="1.399cm" svg:y="0.838cm" presentation:class="title">
          <draw:text-box>
            <text:p text:style-name="P1">SELinux Overview</text:p>
          </draw:text-box>
        </draw:frame>
        <draw:frame presentation:style-name="pr5" draw:text-style-name="P2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2">Example AVC message</text:p>
              </text:list-item>
            </text:list>
            <text:list text:style-name="L2">
              <text:list-item>
                <text:list>
                  <text:list-item>
                    <text:p text:style-name="P6">audit(1171545674.932:252): avc: <text:s/>denied { read } for <text:s/>pid=2387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mm="firefox-bin" name="resolv.conf" dev=sda2 ino=257285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context=user_u:user_r:user_t tcontext=system_u:object_r:net_conf_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class=file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39cm" svg:height="11.136cm" svg:x="3.08cm" svg:y="2.257cm" draw:page-number="10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presentation:style-name="pr1" draw:text-style-name="P1" draw:layer="layout" svg:width="25.19cm" svg:height="3.508cm" svg:x="1.399cm" svg:y="0.838cm" presentation:class="title">
          <draw:text-box>
            <text:p text:style-name="P1">SELinux Overview</text:p>
          </draw:text-box>
        </draw:frame>
        <draw:frame presentation:style-name="pr4" draw:text-style-name="P2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 text:style-name="P2">Reference policy</text:p>
              </text:list-item>
            </text:list>
            <text:list text:style-name="L2">
              <text:list-item>
                <text:list>
                  <text:list-item>
                    <text:p text:style-name="P3">Modul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Can be compiled as targeted, strict and M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Can be reconfigured run-time via booleans (partly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Administrators can be allowed access to update parts of the policy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39cm" svg:height="11.136cm" svg:x="3.08cm" svg:y="2.257cm" draw:page-number="1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1" draw:text-style-name="P1" draw:layer="layout" svg:width="25.19cm" svg:height="3.508cm" svg:x="1.399cm" svg:y="0.838cm" presentation:class="title">
          <draw:text-box>
            <text:p text:style-name="P1">SELinux Overview</text:p>
          </draw:text-box>
        </draw:frame>
        <draw:frame presentation:style-name="pr4" draw:text-style-name="P2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 text:style-name="P2">SELinux policy language</text:p>
              </text:list-item>
            </text:list>
            <text:list text:style-name="L2">
              <text:list-item>
                <text:list>
                  <text:list-item>
                    <text:p text:style-name="P3">By default everything is den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Access is allowed through Allow ru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Policy also controls AVC logg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It's possible to define constraints that limits what's allowed by Allow ru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A constraint might limit access to sysadm_r role to only be allowed from staff_r ro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39cm" svg:height="11.136cm" svg:x="3.08cm" svg:y="2.257cm" draw:page-number="1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frame presentation:style-name="pr1" draw:text-style-name="P1" draw:layer="layout" svg:width="25.19cm" svg:height="3.508cm" svg:x="1.399cm" svg:y="0.838cm" presentation:class="title">
          <draw:text-box>
            <text:p text:style-name="P1">SELinux Overview</text:p>
          </draw:text-box>
        </draw:frame>
        <draw:frame presentation:style-name="pr5" draw:text-style-name="P2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2">Simple policy example</text:p>
              </text:list-item>
            </text:list>
            <text:list text:style-name="L2">
              <text:list-item>
                <text:list>
                  <text:list-item>
                    <text:p text:style-name="P3">As an example we want to allow sysadmin_r write access tol /etc/shadow (bad idea but a simple example)</text:p>
                  </text:list-item>
                </text:list>
              </text:list-item>
            </text:list>
            <text:list text:style-name="L2">
              <text:list-item>
                <text:p text:style-name="P2">We need an Allow statement that</text:p>
              </text:list-item>
            </text:list>
            <text:list text:style-name="L2">
              <text:list-item>
                <text:list>
                  <text:list-item>
                    <text:p text:style-name="P3">Gives sysadm_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Write ac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To shadow_t (default type for /etc/shadow)</text:p>
                  </text:list-item>
                </text:list>
              </text:list-item>
            </text:list>
            <text:list text:style-name="L2">
              <text:list-item>
                <text:p text:style-name="P2">allow sysadm_r shadow_t:file write;</text:p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39cm" svg:height="11.136cm" svg:x="3.08cm" svg:y="2.257cm" draw:page-number="13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draw:frame presentation:style-name="pr1" draw:text-style-name="P1" draw:layer="layout" svg:width="25.19cm" svg:height="3.508cm" svg:x="1.399cm" svg:y="0.838cm" presentation:class="title">
          <draw:text-box>
            <text:p text:style-name="P1">SELinux Overview</text:p>
          </draw:text-box>
        </draw:frame>
        <draw:frame presentation:style-name="pr4" draw:text-style-name="P2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 text:style-name="P2">SELinux administration</text:p>
              </text:list-item>
            </text:list>
            <text:list text:style-name="L2">
              <text:list-item>
                <text:list>
                  <text:list-item>
                    <text:p text:style-name="P3">SELinux is complex and requires new too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Administration is a focus are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GUI tools to help troubleshoot deni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SEtroubleshoot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GUI tools to help write polic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SLID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GUI tools for analysing polic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Apo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39cm" svg:height="11.136cm" svg:x="3.08cm" svg:y="2.257cm" draw:page-number="14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en" style:country-asian="US" style:font-family-complex="Arial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Courier New'" style:font-family-generic="modern" style:font-pitch="fixed" fo:font-size="10pt" fo:language="en" fo:country="US" style:font-family-asian="'Courier New'" style:font-family-generic-asian="modern" style:font-pitch-asian="fixed" style:language-asian="en" style:country-asian="US" style:font-family-complex="'Courier New'" style:font-family-generic-complex="modern" style:font-pitch-complex="fixed" style:font-size-complex="1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gradient" draw:fill-gradient-name="Linear_20_yellow_2f_brown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gradient" draw:fill-gradient-name="Linear_20_yellow_2f_brown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page-thumbnail draw:layer="backgroundobjects" svg:width="5.939cm" svg:height="4.456cm" svg:x="2.97cm" svg:y="4.019cm"/>
      <draw:page-thumbnail draw:layer="backgroundobjects" svg:width="5.939cm" svg:height="4.456cm" svg:x="11.88cm" svg:y="4.019cm"/>
      <draw:page-thumbnail draw:layer="backgroundobjects" svg:width="5.939cm" svg:height="4.456cm" svg:x="20.79cm" svg:y="4.019cm"/>
      <draw:page-thumbnail draw:layer="backgroundobjects" svg:width="5.939cm" svg:height="4.456cm" svg:x="2.97cm" svg:y="12.524cm"/>
      <draw:page-thumbnail draw:layer="backgroundobjects" svg:width="5.939cm" svg:height="4.456cm" svg:x="11.88cm" svg:y="12.524cm"/>
      <draw:page-thumbnail draw:layer="backgroundobjects" svg:width="5.939cm" svg:height="4.456cm" svg:x="20.79cm" svg:y="12.524cm"/>
    </style:handout-master>
    <style:master-page style:name="Default" style:page-layout-name="PM1" draw:style-name="dp1">
      <draw:frame presentation:style-name="Default-title" draw:layer="backgroundobjects" svg:width="25.19cm" svg:height="3.507cm" svg:x="1.399cm" svg:y="0.838cm" presentation:class="title" presentation:placeholder="true">
        <draw:text-box/>
      </draw:frame>
      <draw:frame presentation:style-name="Default-outline1" draw:layer="backgroundobjects" svg:width="25.19cm" svg:height="13.862cm" svg:x="1.399cm" svg:y="4.915cm" presentation:class="outline" presentation:placeholder="true">
        <draw:text-box/>
      </draw:frame>
      <draw:frame presentation:style-name="pr1" draw:text-style-name="P1" draw:layer="backgroundobjects" svg:width="6.52cm" svg:height="1.448cm" svg:x="1.399cm" svg:y="19.136cm" presentation:class="date-time">
        <draw:text-box>
          <text:p text:style-name="P1">FOSDEM 2007-02-24</text:p>
        </draw:text-box>
      </draw:frame>
      <draw:frame presentation:style-name="pr1" draw:text-style-name="P3" draw:layer="backgroundobjects" svg:width="8.872cm" svg:height="1.448cm" svg:x="9.572cm" svg:y="19.136cm" presentation:class="footer">
        <draw:text-box>
          <text:p text:style-name="P3">Bryan Østergaard</text:p>
          <text:p text:style-name="P3">kloeri@gentoo.org</text:p>
        </draw:text-box>
      </draw:frame>
      <draw:frame presentation:style-name="pr1" draw:text-style-name="P2" draw:layer="backgroundobjects" svg:width="6.52cm" svg:height="1.448cm" svg:x="20.069cm" svg:y="19.136cm" presentation:class="page-number">
        <draw:text-box>
          <text:p text:style-name="P2"><text:page-number>&lt;number&gt;</text:page-number></text:p>
        </draw:text-box>
      </draw:frame>
      <draw:frame draw:style-name="gr3" draw:text-style-name="P4" draw:layer="backgroundobjects" svg:width="16.779cm" svg:height="17.567cm" svg:x="5.568cm" svg:y="1.646cm">
        <draw:image xlink:href="Pictures/10000201000007BE0000081B4D97139E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39cm" svg:height="11.136cm" svg:x="3.08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creation-date>2006-09-23T21:47:40</meta:creation-date>
    <dc:creator>Bryan Østergaard</dc:creator>
    <dc:date>2007-02-24T11:56:03</dc:date>
    <dc:language>en-US</dc:language>
    <meta:editing-cycles>11</meta:editing-cycles>
    <meta:editing-duration>PT3H21M27S</meta:editing-duration>
    <meta:user-defined meta:name="Info 1"/>
    <meta:user-defined meta:name="Info 2"/>
    <meta:user-defined meta:name="Info 3"/>
    <meta:user-defined meta:name="Info 4"/>
    <meta:document-statistic meta:object-count="90"/>
  </office:meta>
</office:document-meta>
</file>